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cond Slid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3:34:42.008317466</meta:creation-date>
    <dc:date>2025-01-21T13:35:16.621452582</dc:date>
    <meta:editing-duration>PT35S</meta:editing-duration>
    <meta:editing-cycles>3</meta:editing-cycles>
    <meta:generator>Collabora_Office/23.05.15.20240806$Linux_X86_64 LibreOffice_project/f31f61de291a37b57c23ebdfa6f9c5e78364608d</meta:generator>
    <meta:document-statistic meta:object-count="27"/>
  </office:meta>
</office:document-meta>
</file>